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063e" officeooo:paragraph-rsid="0014063e"/>
    </style:style>
    <style:style style:name="P2" style:family="paragraph" style:parent-style-name="Standard">
      <style:text-properties officeooo:rsid="0015fdac" officeooo:paragraph-rsid="0015fdac"/>
    </style:style>
    <style:style style:name="P3" style:family="paragraph" style:parent-style-name="Standard">
      <style:text-properties officeooo:rsid="0019531a" officeooo:paragraph-rsid="0019531a"/>
    </style:style>
    <style:style style:name="P4" style:family="paragraph" style:parent-style-name="Standard">
      <style:text-properties officeooo:rsid="001aa2d4" officeooo:paragraph-rsid="001aa2d4"/>
    </style:style>
    <style:style style:name="P5" style:family="paragraph" style:parent-style-name="Standard">
      <style:text-properties officeooo:rsid="001bbfa4" officeooo:paragraph-rsid="001bbfa4"/>
    </style:style>
    <style:style style:name="P6" style:family="paragraph" style:parent-style-name="Standard">
      <style:text-properties officeooo:rsid="001c1c31" officeooo:paragraph-rsid="001c1c31"/>
    </style:style>
    <style:style style:name="P7" style:family="paragraph" style:parent-style-name="Standard">
      <style:text-properties officeooo:rsid="001aa2d4" officeooo:paragraph-rsid="001aa2d4"/>
    </style:style>
    <style:style style:name="P8" style:family="paragraph" style:parent-style-name="Standard">
      <style:text-properties officeooo:rsid="002292c0" officeooo:paragraph-rsid="002292c0"/>
    </style:style>
    <style:style style:name="P9" style:family="paragraph" style:parent-style-name="Standard">
      <style:text-properties officeooo:rsid="00235e60" officeooo:paragraph-rsid="00235e60"/>
    </style:style>
    <style:style style:name="P10" style:family="paragraph" style:parent-style-name="Standard">
      <style:text-properties officeooo:rsid="0014063e" officeooo:paragraph-rsid="0014063e"/>
    </style:style>
    <style:style style:name="T1" style:family="text">
      <style:text-properties officeooo:rsid="0015fdac"/>
    </style:style>
    <style:style style:name="T2" style:family="text">
      <style:text-properties officeooo:rsid="001717f0"/>
    </style:style>
    <style:style style:name="T3" style:family="text">
      <style:text-properties officeooo:rsid="001c1c31"/>
    </style:style>
    <style:style style:name="T4" style:family="text">
      <style:text-properties officeooo:rsid="001daa58"/>
    </style:style>
    <style:style style:name="T5" style:family="text">
      <style:text-properties officeooo:rsid="001f1c80"/>
    </style:style>
    <style:style style:name="T6" style:family="text">
      <style:text-properties officeooo:rsid="0021b2b1"/>
    </style:style>
    <style:style style:name="T7" style:family="text">
      <style:text-properties officeooo:rsid="002424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ffen Mittwoch 16.01.19</text:p>
      <text:p text:style-name="P1"/>
      <text:p text:style-name="P3">Sprintreview</text:p>
      <text:p text:style-name="P3">Für Sprint Nr. 6 </text:p>
      <text:p text:style-name="P1"/>
      <text:p text:style-name="P1">Beginn: <text:span text:style-name="T1">13:00</text:span></text:p>
      <text:p text:style-name="P1"/>
      <text:p text:style-name="P1">Ende: <text:span text:style-name="T1">13:54</text:span></text:p>
      <text:p text:style-name="P1"/>
      <text:p text:style-name="P1"/>
      <text:p text:style-name="P1">Freitag provisorischen Build auf Developement <text:span text:style-name="T5">Branch</text:span></text:p>
      <text:p text:style-name="P1"/>
      <text:p text:style-name="P1"/>
      <text:p text:style-name="P1">KI:</text:p>
      <text:p text:style-name="P2"><text:span text:style-name="T3"><text:tab/>- t</text:span>estet momentan intern</text:p>
      <text:p text:style-name="P2"><text:tab/>- <text:span text:style-name="T4">Algorithmus soweit fertig wenn auch simpel</text:span></text:p>
      <text:p text:style-name="P1"><text:tab/>- <text:span text:style-name="T4">Message Handling muss fertiggestellt werden </text:span></text:p>
      <text:p text:style-name="P1"/>
      <text:p text:style-name="P6">Spieler:</text:p>
      <text:p text:style-name="P1"><text:tab/>- Spieler kann <text:span text:style-name="T2">S</text:span>teine markieren für <text:span text:style-name="T2">L</text:span>iste zum schicken</text:p>
      <text:p text:style-name="P1"><text:tab/>- Message Handling ist soweit da </text:p>
      <text:p text:style-name="P1"><text:tab/>- Chat funktioniert</text:p>
      <text:p text:style-name="P1"/>
      <text:p text:style-name="P1"/>
      <text:p text:style-name="P1"/>
      <text:p text:style-name="P5">Übersicht <text:span text:style-name="T7">und Reflektion des Sprints</text:span>:</text:p>
      <text:p text:style-name="P1"/>
      <text:p text:style-name="P4">Der Spielesrver ist soweit mit allen nötigen Funktionalit<text:span text:style-name="T6">ä</text:span>ten fertig und Clienten wie Beobachter können sich ohne weiteres verbinden.</text:p>
      <text:p text:style-name="P4"/>
      <text:p text:style-name="P4">Der Ausrichter wurde ja bereits zur Messe außerhalb des ursprünglichen Plans erstellt und ist auch soweit funktionstüchtig.</text:p>
      <text:p text:style-name="P4"/>
      <text:p text:style-name="P4">Die Foundation für die KI steht und der Algorithmus zur Berechnung von validen Zügen ist ebenfalls bereits fertig. Nun muss die KI nurnoch die Funktionalitäten zur Verbindung mit dem Server erhalten, damit getestet werden kann.</text:p>
      <text:p text:style-name="P4"/>
      <text:p text:style-name="P8">Nachdem wir klargestellt haben, dass wir keinen PC Spieler erstellen müssen, wurden die Arbeiten an diesem direkt eingestellt. Lieder wurde zu diesem Zeitpunkt bereits einiges an Zeit in die Konzeption und Planung dieser Komponente investiert die uns nun natürlich an anderen stellen fehlt. Dieses Missverständinss in der Komunikation zwischen Organisation und uns als Gruppe ist ärgerlich aber damit muss amn nunmal arbeiten.</text:p>
      <text:p text:style-name="P8"/>
      <text:p text:style-name="P8">Wir waren in der Lage die Kapazitäten weitestgehend effectiv neu aufzuteilen und mit der Arbeit an anderen Komponenten zu betreuen.</text:p>
      <text:p text:style-name="P9">Dadurch wird uns leider im kommenden Sprint einiges an Zeit für Test und Debugging abhanden kommen dies ist aber leider nicht zu ändern da wir immernoch eine Vollständige Abagabe gewährleisten woll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3M26S</meta:editing-duration>
    <meta:editing-cycles>17</meta:editing-cycles>
    <meta:generator>LibreOffice/5.4.6.2$Windows_X86_64 LibreOffice_project/4014ce260a04f1026ba855d3b8d91541c224eab8</meta:generator>
    <dc:date>2019-01-24T22:16:58.880000000</dc:date>
    <meta:document-statistic meta:table-count="0" meta:image-count="0" meta:object-count="0" meta:page-count="1" meta:paragraph-count="21" meta:word-count="243" meta:character-count="1644" meta:non-whitespace-character-count="1413"/>
    <meta:user-defined meta:name="Info 1"/>
    <meta:user-defined meta:name="Info 2"/>
    <meta:user-defined meta:name="Info 3"/>
    <meta:user-defined meta:name="Info 4"/>
  </office:meta>
</office:document-meta>
</file>